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d48" officeooo:paragraph-rsid="000f5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out boxed architecture</text:p>
      <text:p text:style-name="Standard"/>
      <text:p text:style-name="Standard">&lt;t t-name="web.external_layout_boxed"&gt;</text:p>
      <text:p text:style-name="Standard"><text:s text:c="8"/>&lt;div t-attf-class="header o_company_#{company.id}_layout"&gt;</text:p>
      <text:p text:style-name="Standard"><text:s text:c="12"/>&lt;div class="row mb8"&gt;</text:p>
      <text:p text:style-name="Standard"><text:s text:c="16"/>&lt;div class="col-4"&gt;</text:p>
      <text:p text:style-name="Standard"><text:s text:c="20"/>&lt;img t-if="company.logo" class="o_company_logo_big" t-att-src="image_data_uri(company.logo)" alt="Logo"/&gt;</text:p>
      <text:p text:style-name="Standard"><text:s text:c="16"/>&lt;/div&gt;</text:p>
      <text:p text:style-name="Standard"><text:s text:c="16"/>&lt;div class="col-8 text-end mb4"&gt;</text:p>
      <text:p text:style-name="Standard"><text:s text:c="20"/>&lt;div name="company_address" class="float-end mb4"&gt;</text:p>
      <text:p text:style-name="Standard"><text:s text:c="24"/>&lt;ul class="list-unstyled" name="company_address_list"&gt;</text:p>
      <text:p text:style-name="Standard"><text:s text:c="28"/>&lt;li t-if="company.is_company_details_empty"&gt;&lt;span t-field="company.partner_id" t-options="{&amp;quot;widget&amp;quot;: &amp;quot;contact&amp;quot;, &amp;quot;fields&amp;quot;: [&amp;quot;address&amp;quot;, &amp;quot;name&amp;quot;], &amp;quot;no_marker&amp;quot;: true}"&gt;</text:p>
      <text:p text:style-name="Standard"><text:s text:c="32"/>&lt;div class="bg-light border-1 rounded h-100 d-flex flex-column align-items-center justify-content-center p-4 w-100 opacity-75 text-muted text-center"&gt;</text:p>
      <text:p text:style-name="Standard"><text:s text:c="36"/>&lt;strong&gt;Company address block&lt;/strong&gt;</text:p>
      <text:p text:style-name="Standard"><text:s text:c="36"/>&lt;div&gt;Contains the company address.&lt;/div&gt;</text:p>
      <text:p text:style-name="Standard"><text:s text:c="32"/>&lt;/div&gt;</text:p>
      <text:p text:style-name="Standard"><text:s text:c="28"/>&lt;/span&gt;&lt;/li&gt;</text:p>
      <text:p text:style-name="Standard"><text:s text:c="28"/>&lt;li t-else=""&gt;</text:p>
      <text:p text:style-name="Standard"><text:s text:c="32"/>&lt;span t-field="company.company_details"&gt;</text:p>
      <text:p text:style-name="Standard"><text:s text:c="36"/>&lt;div class="bg-light border-1 rounded h-100 d-flex flex-column align-items-center justify-content-center p-4 w-100 opacity-75 text-muted text-center"&gt;</text:p>
      <text:p text:style-name="Standard"><text:s text:c="40"/>&lt;strong&gt;Company details block&lt;/strong&gt;</text:p>
      <text:p text:style-name="Standard"><text:s text:c="40"/>&lt;div&gt;Contains the company details.&lt;/div&gt;</text:p>
      <text:p text:style-name="Standard"><text:s text:c="36"/>&lt;/div&gt;</text:p>
      <text:p text:style-name="Standard"><text:s text:c="32"/>&lt;/span&gt;</text:p>
      <text:p text:style-name="Standard"><text:s text:c="28"/>&lt;/li&gt;</text:p>
      <text:p text:style-name="Standard"><text:s text:c="28"/>&lt;li t-if="not forced_vat"/&gt;</text:p>
      <text:p text:style-name="Standard"><text:s text:c="28"/>&lt;li t-else=""&gt;</text:p>
      <text:p text:style-name="Standard"><text:s text:c="32"/>&lt;t t-esc="company.country_id.vat_label or 'Tax ID'"&gt;Tax ID&lt;/t&gt;:</text:p>
      <text:p text:style-name="Standard"><text:s text:c="32"/>&lt;span t-esc="forced_vat"&gt;US12345671&lt;/span&gt;</text:p>
      <text:p text:style-name="Standard"><text:s text:c="28"/>&lt;/li&gt;</text:p>
      <text:p text:style-name="Standard"><text:s text:c="24"/>&lt;/ul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t-attf-class="article o_report_layout_boxed o_table_boxed o_company_#{company.id}_layout o_snail_mail {{'o_report_layout_background' if company.layout_background != 'Blank' else ''}}" t-attf-style="background-image: url({{ 'data:image/png;base64,%s' % company.layout_background_image.decode('utf-8') if company.layout_background_image and company.layout_background == 'Custom' else <text:s text:c="27"/>'/base/static/img/demo_logo_report.png' if company.layout_background == 'Demo logo' else ''}});" t-att-data-oe-model="o and o._name" t-att-data-oe-id="o and o.id" t-att-data-oe-lang="o and o.env.context.get('lang')"&gt;</text:p>
      <text:p text:style-name="Standard"><text:s text:c="12"/>&lt;t t-call="web.address_layout"/&gt;</text:p>
      <text:p text:style-name="Standard"><text:s text:c="12"/>&lt;h2 t-out="layout_document_title"/&gt;</text:p>
      <text:p text:style-name="Standard"><text:s text:c="12"/>&lt;t t-out="0"/&gt;</text:p>
      <text:p text:style-name="Standard"><text:soft-page-break/><text:s text:c="8"/>&lt;/div&gt;</text:p>
      <text:p text:style-name="Standard"/>
      <text:p text:style-name="Standard"><text:s text:c="8"/>&lt;div t-attf-class="footer o_company_#{company.id}_layout {{report_type != 'pdf' and 'mt-auto'}}"&gt;</text:p>
      <text:p text:style-name="Standard"><text:s text:c="12"/>&lt;div class="o_footer_content row border-top pt-2"&gt;</text:p>
      <text:p text:style-name="Standard"><text:s text:c="16"/>&lt;div class="col-8"&gt;</text:p>
      <text:p text:style-name="Standard"><text:s text:c="20"/>&lt;span t-field="company.report_footer"/&gt;</text:p>
      <text:p text:style-name="Standard"><text:s text:c="16"/>&lt;/div&gt;</text:p>
      <text:p text:style-name="Standard"><text:s text:c="16"/>&lt;div class="col-4 text-end"&gt;</text:p>
      <text:p text:style-name="Standard"><text:s text:c="20"/>&lt;strong t-if="company.report_header" t-field="company.report_header" class="o_company_tagline"&gt;Company tagline&lt;/strong&gt;</text:p>
      <text:p text:style-name="Standard"><text:s text:c="20"/>&lt;span t-if="report_type == 'pdf' and display_name_in_footer" class="text-muted" t-out="str(o.name) + ', '"&gt;(document name)&lt;/span&gt;</text:p>
      <text:p text:style-name="Standard"><text:s text:c="20"/>&lt;span t-if="report_type == 'pdf'" class="text-muted"&gt;Page &lt;span class="page"/&gt; / &lt;span class="topage"/&gt;&lt;/spa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t&gt;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&lt;t t-name="web.external_layout_boxed"&gt;</text:p>
      <text:p text:style-name="Standard"><text:s text:c="8"/>&lt;div t-attf-class="header o_company_#{company.id}_layout" t-att-style="report_header_style"&gt;</text:p>
      <text:p text:style-name="Standard"><text:s text:c="12"/>&lt;div class="o_boxed_header"&gt;</text:p>
      <text:p text:style-name="Standard"><text:s text:c="12"/>&lt;div class="row mb8"&gt;</text:p>
      <text:p text:style-name="Standard"><text:s text:c="16"/>&lt;div class="col-6"&gt;</text:p>
      <text:p text:style-name="Standard"><text:s text:c="20"/>&lt;img t-if="company.logo" t-att-src="image_data_uri(company.logo)" alt="Logo"/&gt;</text:p>
      <text:p text:style-name="Standard"><text:s text:c="16"/>&lt;/div&gt;</text:p>
      <text:p text:style-name="Standard"><text:s text:c="16"/>&lt;div class="col-6 text-end mb4"&gt;</text:p>
      <text:p text:style-name="Standard"><text:s text:c="20"/>&lt;div class="mt0 h4" t-if="company.report_header" t-field="company.report_header"&gt;Company tagline&lt;/div&gt;</text:p>
      <text:p text:style-name="Standard"><text:s text:c="20"/>&lt;div name="company_address" class="float-end mb4"&gt;</text:p>
      <text:p text:style-name="Standard"><text:s text:c="24"/>&lt;ul class="list-unstyled" name="company_address_list"&gt;</text:p>
      <text:p text:style-name="Standard"><text:s text:c="28"/>&lt;li t-if="company.is_company_details_empty"&gt;&lt;span t-field="company.partner_id" t-options="{&amp;quot;widget&amp;quot;: &amp;quot;contact&amp;quot;, &amp;quot;fields&amp;quot;: [&amp;quot;address&amp;quot;, &amp;quot;name&amp;quot;], &amp;quot;no_marker&amp;quot;: true}"&gt;</text:p>
      <text:p text:style-name="Standard"><text:s text:c="32"/>&lt;div class="bg-light border-1 rounded h-100 d-flex flex-column align-items-center justify-content-center p-4 w-100 opacity-75 text-muted text-center"&gt;</text:p>
      <text:p text:style-name="Standard"><text:s text:c="36"/>&lt;strong&gt;Company address block&lt;/strong&gt;</text:p>
      <text:p text:style-name="Standard"><text:s text:c="36"/>&lt;div&gt;Contains the company address.&lt;/div&gt;</text:p>
      <text:p text:style-name="Standard"><text:s text:c="32"/>&lt;/div&gt;</text:p>
      <text:p text:style-name="Standard"><text:s text:c="28"/>&lt;/span&gt;&lt;/li&gt;</text:p>
      <text:p text:style-name="Standard"><text:s text:c="28"/>&lt;li t-else=""&gt;</text:p>
      <text:p text:style-name="Standard"><text:s text:c="32"/>&lt;span t-field="company.company_details"&gt;</text:p>
      <text:p text:style-name="Standard"><text:soft-page-break/><text:s text:c="36"/>&lt;div class="bg-light border-1 rounded h-100 d-flex flex-column align-items-center justify-content-center p-4 w-100 opacity-75 text-muted text-center"&gt;</text:p>
      <text:p text:style-name="Standard"><text:s text:c="40"/>&lt;strong&gt;Company details block&lt;/strong&gt;</text:p>
      <text:p text:style-name="Standard"><text:s text:c="40"/>&lt;div&gt;Contains the company details.&lt;/div&gt;</text:p>
      <text:p text:style-name="Standard"><text:s text:c="36"/>&lt;/div&gt;</text:p>
      <text:p text:style-name="Standard"><text:s text:c="32"/>&lt;/span&gt;</text:p>
      <text:p text:style-name="Standard"><text:s text:c="28"/>&lt;/li&gt;</text:p>
      <text:p text:style-name="Standard"><text:s text:c="28"/>&lt;li t-if="not forced_vat"/&gt;</text:p>
      <text:p text:style-name="Standard"><text:s text:c="28"/>&lt;li t-else=""&gt;</text:p>
      <text:p text:style-name="Standard"><text:s text:c="32"/>&lt;t t-esc="company.country_id.vat_label or 'Tax ID'"&gt;Tax ID&lt;/t&gt;:</text:p>
      <text:p text:style-name="Standard"><text:s text:c="32"/>&lt;span t-esc="forced_vat"&gt;US12345671&lt;/span&gt;</text:p>
      <text:p text:style-name="Standard"><text:s text:c="28"/>&lt;/li&gt;</text:p>
      <text:p text:style-name="Standard"><text:s text:c="24"/>&lt;/ul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t-attf-class="article o_report_layout_boxed o_company_#{company.id}_layout {{ <text:s/>'o_report_layout_background' if company.layout_background in ['Geometric', 'Custom'] <text:s/>else <text:s/>'' }}" t-attf-style="background-image: url({{ 'data:image/png;base64,%s' % company.layout_background_image.decode('utf-8') if company.layout_background_image and company.layout_background == 'Custom' else '/base/static/img/bg_background_template.jpg' if company.layout_background == 'Geometric' else ''}});" t-att-data-oe-model="o and o._name" t-att-data-oe-id="o and o.id" t-att-data-oe-lang="o and o.env.context.get('lang')"&gt;</text:p>
      <text:p text:style-name="Standard"><text:s text:c="12"/>&lt;div class="pt-5"&gt;</text:p>
      <text:p text:style-name="Standard"><text:s text:c="16"/>&lt;!-- This div ensures that the address is not cropped by the header. --&gt;</text:p>
      <text:p text:style-name="Standard"><text:s text:c="16"/>&lt;t t-call="web.address_layout"/&gt;</text:p>
      <text:p text:style-name="Standard"><text:s text:c="12"/>&lt;/div&gt;</text:p>
      <text:p text:style-name="Standard"><text:s text:c="12"/>&lt;t t-out="0"/&gt;</text:p>
      <text:p text:style-name="Standard"><text:s text:c="8"/>&lt;/div&gt;</text:p>
      <text:p text:style-name="Standard"/>
      <text:p text:style-name="Standard"><text:s text:c="8"/>&lt;div t-attf-class="footer o_boxed_footer o_company_#{company.id}_layout"&gt;</text:p>
      <text:p text:style-name="Standard"><text:s text:c="12"/>&lt;div class="text-center"&gt;</text:p>
      <text:p text:style-name="Standard"><text:s text:c="16"/>&lt;div t-field="company.report_footer"&gt;Company Report Footer&lt;/div&gt;</text:p>
      <text:p text:style-name="Standard"><text:s text:c="16"/>&lt;div t-if="report_type == 'pdf'"&gt;</text:p>
      <text:p text:style-name="Standard"><text:s text:c="20"/>Page: &lt;span class="page"/&gt; / &lt;span class="topage"/&gt;</text:p>
      <text:p text:style-name="Standard"><text:s text:c="16"/>&lt;/div&gt;</text:p>
      <text:p text:style-name="Standard"><text:s text:c="16"/>&lt;div t-if="report_type == 'pdf' and display_name_in_footer" class="text-muted"&gt;</text:p>
      <text:p text:style-name="Standard"><text:s text:c="20"/>&lt;span t-out="o.name"&gt;(document name)&lt;/spa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t&gt;&lt;t t-name="web.external_layout_boxed"&gt;</text:p>
      <text:p text:style-name="Standard"><text:s text:c="8"/>&lt;div t-attf-class="header o_company_#{company.id}_layout" t-att-style="report_header_style"&gt;</text:p>
      <text:p text:style-name="Standard"><text:s text:c="12"/>&lt;div class="o_boxed_header"&gt;</text:p>
      <text:p text:style-name="Standard"><text:s text:c="12"/>&lt;div class="row mb8"&gt;</text:p>
      <text:p text:style-name="Standard"><text:s text:c="16"/>&lt;div class="col-6"&gt;</text:p>
      <text:p text:style-name="Standard"><text:s text:c="20"/>&lt;img t-if="company.logo" t-att-src="image_data_uri(company.logo)" alt="Logo"/&gt;</text:p>
      <text:p text:style-name="Standard"><text:s text:c="16"/>&lt;/div&gt;</text:p>
      <text:p text:style-name="Standard"><text:soft-page-break/><text:s text:c="16"/>&lt;div class="col-6 text-end mb4"&gt;</text:p>
      <text:p text:style-name="Standard"><text:s text:c="20"/>&lt;div class="mt0 h4" t-if="company.report_header" t-field="company.report_header"&gt;Company tagline&lt;/div&gt;</text:p>
      <text:p text:style-name="Standard"><text:s text:c="20"/>&lt;div name="company_address" class="float-end mb4"&gt;</text:p>
      <text:p text:style-name="Standard"><text:s text:c="24"/>&lt;ul class="list-unstyled" name="company_address_list"&gt;</text:p>
      <text:p text:style-name="Standard"><text:s text:c="28"/>&lt;li t-if="company.is_company_details_empty"&gt;&lt;span t-field="company.partner_id" t-options="{&amp;quot;widget&amp;quot;: &amp;quot;contact&amp;quot;, &amp;quot;fields&amp;quot;: [&amp;quot;address&amp;quot;, &amp;quot;name&amp;quot;], &amp;quot;no_marker&amp;quot;: true}"&gt;</text:p>
      <text:p text:style-name="Standard"><text:s text:c="32"/>&lt;div class="bg-light border-1 rounded h-100 d-flex flex-column align-items-center justify-content-center p-4 w-100 opacity-75 text-muted text-center"&gt;</text:p>
      <text:p text:style-name="Standard"><text:s text:c="36"/>&lt;strong&gt;Company address block&lt;/strong&gt;</text:p>
      <text:p text:style-name="Standard"><text:s text:c="36"/>&lt;div&gt;Contains the company address.&lt;/div&gt;</text:p>
      <text:p text:style-name="Standard"><text:s text:c="32"/>&lt;/div&gt;</text:p>
      <text:p text:style-name="Standard"><text:s text:c="28"/>&lt;/span&gt;&lt;/li&gt;</text:p>
      <text:p text:style-name="Standard"><text:s text:c="28"/>&lt;li t-else=""&gt;</text:p>
      <text:p text:style-name="Standard"><text:s text:c="32"/>&lt;span t-field="company.company_details"&gt;</text:p>
      <text:p text:style-name="Standard"><text:s text:c="36"/>&lt;div class="bg-light border-1 rounded h-100 d-flex flex-column align-items-center justify-content-center p-4 w-100 opacity-75 text-muted text-center"&gt;</text:p>
      <text:p text:style-name="Standard"><text:s text:c="40"/>&lt;strong&gt;Company details block&lt;/strong&gt;</text:p>
      <text:p text:style-name="Standard"><text:s text:c="40"/>&lt;div&gt;Contains the company details.&lt;/div&gt;</text:p>
      <text:p text:style-name="Standard"><text:s text:c="36"/>&lt;/div&gt;</text:p>
      <text:p text:style-name="Standard"><text:s text:c="32"/>&lt;/span&gt;</text:p>
      <text:p text:style-name="Standard"><text:s text:c="28"/>&lt;/li&gt;</text:p>
      <text:p text:style-name="Standard"><text:s text:c="28"/>&lt;li t-if="not forced_vat"/&gt;</text:p>
      <text:p text:style-name="Standard"><text:s text:c="28"/>&lt;li t-else=""&gt;</text:p>
      <text:p text:style-name="Standard"><text:s text:c="32"/>&lt;t t-esc="company.country_id.vat_label or 'Tax ID'"&gt;Tax ID&lt;/t&gt;:</text:p>
      <text:p text:style-name="Standard"><text:s text:c="32"/>&lt;span t-esc="forced_vat"&gt;US12345671&lt;/span&gt;</text:p>
      <text:p text:style-name="Standard"><text:s text:c="28"/>&lt;/li&gt;</text:p>
      <text:p text:style-name="Standard"><text:s text:c="24"/>&lt;/ul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div t-attf-class="article o_report_layout_boxed o_company_#{company.id}_layout {{ <text:s/>'o_report_layout_background' if company.layout_background in ['Geometric', 'Custom'] <text:s/>else <text:s/>'' }}" t-attf-style="background-image: url({{ 'data:image/png;base64,%s' % company.layout_background_image.decode('utf-8') if company.layout_background_image and company.layout_background == 'Custom' else '/base/static/img/bg_background_template.jpg' if company.layout_background == 'Geometric' else ''}});" t-att-data-oe-model="o and o._name" t-att-data-oe-id="o and o.id" t-att-data-oe-lang="o and o.env.context.get('lang')"&gt;</text:p>
      <text:p text:style-name="Standard"><text:s text:c="12"/>&lt;div class="pt-5"&gt;</text:p>
      <text:p text:style-name="Standard"><text:s text:c="16"/>&lt;!-- This div ensures that the address is not cropped by the header. --&gt;</text:p>
      <text:p text:style-name="Standard"><text:s text:c="16"/>&lt;t t-call="web.address_layout"/&gt;</text:p>
      <text:p text:style-name="Standard"><text:s text:c="12"/>&lt;/div&gt;</text:p>
      <text:p text:style-name="Standard"><text:s text:c="12"/>&lt;t t-out="0"/&gt;</text:p>
      <text:p text:style-name="Standard"><text:s text:c="8"/>&lt;/div&gt;</text:p>
      <text:p text:style-name="Standard"/>
      <text:p text:style-name="Standard"><text:s text:c="8"/>&lt;div t-attf-class="footer o_boxed_footer o_company_#{company.id}_layout"&gt;</text:p>
      <text:p text:style-name="Standard"><text:s text:c="12"/>&lt;div class="text-center"&gt;</text:p>
      <text:p text:style-name="Standard"><text:s text:c="16"/>&lt;div t-field="company.report_footer"&gt;Company Report Footer&lt;/div&gt;</text:p>
      <text:p text:style-name="Standard"><text:soft-page-break/><text:s text:c="16"/>&lt;div t-if="report_type == 'pdf'"&gt;</text:p>
      <text:p text:style-name="Standard"><text:s text:c="20"/>Page: &lt;span class="page"/&gt; / &lt;span class="topage"/&gt;</text:p>
      <text:p text:style-name="Standard"><text:s text:c="16"/>&lt;/div&gt;</text:p>
      <text:p text:style-name="Standard"><text:s text:c="16"/>&lt;div t-if="report_type == 'pdf' and display_name_in_footer" class="text-muted"&gt;</text:p>
      <text:p text:style-name="Standard"><text:s text:c="20"/>&lt;span t-out="o.name"&gt;(document name)&lt;/spa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5:01:11.797261676</meta:creation-date>
    <meta:editing-duration>PT15M32S</meta:editing-duration>
    <meta:editing-cycles>2</meta:editing-cycles>
    <meta:generator>LibreOffice/24.2.7.2$Linux_X86_64 LibreOffice_project/420$Build-2</meta:generator>
    <dc:date>2025-02-10T18:01:26.443993270</dc:date>
    <meta:document-statistic meta:table-count="0" meta:image-count="0" meta:object-count="0" meta:page-count="5" meta:paragraph-count="162" meta:word-count="642" meta:character-count="11235" meta:non-whitespace-character-count="7425"/>
  </office:meta>
</office:document-meta>
</file>